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mn" fo:country="MN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text-indent="0.5in"/>
    </style:style>
    <style:style style:name="T13" style:parent-style-name="DefaultParagraphFont" style:family="text">
      <style:text-properties fo:language="mn" fo:country="MN"/>
    </style:style>
    <style:style style:name="T14" style:parent-style-name="DefaultParagraphFont" style:family="text">
      <style:text-properties fo:language="mn" fo:country="MN"/>
    </style:style>
    <style:style style:name="T15" style:parent-style-name="DefaultParagraphFont" style:family="text">
      <style:text-properties fo:language="mn" fo:country="MN"/>
    </style:style>
  </office:automatic-styles>
  <office:body>
    <office:text text:use-soft-page-breaks="true">
      <text:p text:style-name="P1">JS<text:s/><text:span text:style-name="T2">шалгалт</text:span></text:p>
      <text:p text:style-name="Normal">1 .<text:s/>Дараах кодын гаралт юу вэ?</text:p>
      <text:p text:style-name="P3">const arr = [1, 2, 3];</text:p>
      <text:p text:style-name="P4"><text:s/>arr[5] = 5;</text:p>
      <text:p text:style-name="P5"><text:s/>console.log(arr.length);</text:p>
      <text:p text:style-name="P6"/>
      <text:p text:style-name="Normal">2 . Тоонуудын массив авч зөвхөн тэгш тоотой шинэ массив буцаадаг функц бич.<text:s/></text:p>
      <text:p text:style-name="Normal"/>
      <text:p text:style-name="Normal">3 .<text:s/>Дараах кодын гаралт ямар байх вэ?</text:p>
      <text:p text:style-name="P7">const fruits = ['apple', 'banana', 'orange'];</text:p>
      <text:p text:style-name="P8"><text:s/>const newFruits = fruits.slice(1);</text:p>
      <text:p text:style-name="P9"><text:s/>console.log(newFruits);</text:p>
      <text:p text:style-name="Normal"/>
      <text:p text:style-name="Normal">4 . Массив дахь аргуудын ялгаа нь юу вэ slice() , splice() ?</text:p>
      <text:p text:style-name="Normal"/>
      <text:p text:style-name="Normal">5 . Дараах кодын гаралт ямар байх вэ?<text:s/></text:p>
      <text:p text:style-name="Normal">let<text:s/>result = '';</text:p>
      <text:p text:style-name="Normal"><text:s/>for (let i = 0; i &lt; 3; i++) {<text:s/></text:p>
      <text:p text:style-name="P10">for (let j = 0; j &lt; 2; j++) {</text:p>
      <text:p text:style-name="P11"><text:s/>result += i + j;<text:s/></text:p>
      <text:p text:style-name="P12">}<text:s/></text:p>
      <text:p text:style-name="Normal">}<text:s/></text:p>
      <text:p text:style-name="Normal">console.log(result)</text:p>
      <text:p text:style-name="Normal"/>
      <text:p text:style-name="Normal"/>
      <text:p text:style-name="Normal"/>
      <text:p text:style-name="Normal"/>
      <text:p text:style-name="Normal">6 . JavaScript<text:s/><text:span text:style-name="T13">Дараах 2 давталтын ялгааг тайлбарла<text:s/></text:span>, For of , For in<text:s/><text:s/>.<text:s/><text:span text:style-name="T14">Жишээ бич</text:span>.<text:s/></text:p>
      <text:p text:style-name="Normal"/>
      <text:p text:style-name="Normal">7 .<text:s/><text:s/>let str = "Hello, World!";</text:p>
      <text:p text:style-name="Normal">console.log(str.slice(7, 12));<text:s/></text:p>
      <text:p text:style-name="Normal"/>
      <text:p text:style-name="Normal">8 . Дараах кодын гаралт ямар байх вэ?</text:p>
      <text:p text:style-name="Normal">console.log(typeof NaN);</text:p>
      <text:p text:style-name="Normal"/>
      <text:p text:style-name="Normal">9<text:s/>.<text:s/>Дараах кодын гаралт ямар байх вэ?<text:s/></text:p>
      <text:p text:style-name="Normal"><text:s/>console.log(5 + '5' - 2);</text:p>
      <text:p text:style-name="Normal">10<text:s/>. == , === ялгааг тайлбарлана уу. Жишээ өгнө үү.</text:p>
      <text:p text:style-name="Normal"/>
      <text:p text:style-name="Normal"/>
      <text:p text:style-name="Normal"/>
      <text:p text:style-name="Normal"/>
      <text:p text:style-name="Normal"><text:span text:style-name="T15">Хариулт<text:s/></text:span>:<text:s/></text:p>
      <text:p text:style-name="Normal">1: 5<text:s/></text:p>
      <text:p text:style-name="Normal">2 . function getEvenNumbers(arr) {<text:s/></text:p>
      <text:p text:style-name="Normal">return arr.filter(num =&gt; num % 2 === 0);<text:s/></text:p>
      <text:p text:style-name="Normal">}</text:p>
      <text:p text:style-name="Normal">3 . ['banana', 'orange']<text:s/></text:p>
      <text:p text:style-name="Normal">4 .<text:s/>splice() нь массивын агуулгыг одоо байгаа элементүүдийг арилгах, солих болон/эсвэл оронд нь шинэ элемент нэмэх замаар өөрчилдөг бол slice()массивын нэг хэсгийн хуулбарыг эх массивыг өөрчлөхгүйгээр шинэ массив руу буцаана.</text:p>
      <text:p text:style-name="Normal">5. 012012</text:p>
      <text:p text:style-name="Normal">6 . Давталт нь for...of давтагдах боломжтой объектуудыг (массив гэх мэт) давтаж, утгуудад шууд хандах боломжийг олгодог бол for...inдавталт нь объектын тоолж болох шинж чанаруудыг давтаж, түлхүүрүүдэд хандах боломжийг олгоно.</text:p>
      <text:p text:style-name="Normal">7. World<text:s/></text:p>
      <text:p text:style-name="Normal">8. number<text:s/></text:p>
      <text:p text:style-name="Normal">9 . <text:s text:c="2"/>"" (хоосон мөр); Энэ нь хоосон стринг рүү шахагдана.</text:p>
      <text:p text:style-name="Normal">10 . 10<text:s/></text:p>
      <text:p text:style-name="Normal">11 . 0 == '0' // true 0</text:p>
      <text:p text:style-name="Normal"><text:s/>=== '0' // false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ttugs Choijil</meta:initial-creator>
    <dc:creator>Thinkpad</dc:creator>
    <meta:creation-date>2024-10-17T09:48:00Z</meta:creation-date>
    <dc:date>2024-10-21T08:36:00Z</dc:date>
    <meta:template xlink:href="Normal" xlink:type="simple"/>
    <meta:editing-cycles>3</meta:editing-cycles>
    <meta:editing-duration>PT290880S</meta:editing-duration>
    <meta:document-statistic meta:page-count="1" meta:paragraph-count="3" meta:word-count="240" meta:character-count="1610" meta:row-count="11" meta:non-whitespace-character-count="1373"/>
  </office:meta>
</office:document-meta>
</file>